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007cm" table:align="left"/>
    </style:style>
    <style:style style:name="Table1.A" style:family="table-column">
      <style:table-column-properties style:column-width="4.207cm"/>
    </style:style>
    <style:style style:name="Table1.B" style:family="table-column">
      <style:table-column-properties style:column-width="11.8cm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officeooo:rsid="001cda67" officeooo:paragraph-rsid="001cda67"/>
    </style:style>
    <style:style style:name="P2" style:family="paragraph" style:parent-style-name="Table_20_Contents">
      <style:text-properties officeooo:paragraph-rsid="001cda67"/>
    </style:style>
    <style:style style:name="P3" style:family="paragraph" style:parent-style-name="Table_20_Contents">
      <style:text-properties officeooo:paragraph-rsid="001d04ff"/>
    </style:style>
    <style:style style:name="P4" style:family="paragraph" style:parent-style-name="Table_20_Contents">
      <style:text-properties officeooo:rsid="001d04ff" officeooo:paragraph-rsid="001d04ff"/>
    </style:style>
    <style:style style:name="P5" style:family="paragraph" style:parent-style-name="Table_20_Contents">
      <style:text-properties officeooo:rsid="001d7b63" officeooo:paragraph-rsid="001d7b63"/>
    </style:style>
    <style:style style:name="P6" style:family="paragraph" style:parent-style-name="Table_20_Contents">
      <style:text-properties officeooo:paragraph-rsid="001d7b63"/>
    </style:style>
    <style:style style:name="P7" style:family="paragraph" style:parent-style-name="Table_20_Contents">
      <style:paragraph-properties fo:text-align="center" style:justify-single-word="false"/>
      <style:text-properties fo:font-size="14pt" fo:font-weight="bold" officeooo:rsid="001cda67" officeooo:paragraph-rsid="001cda67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222222" style:font-name="sans-serif" fo:font-size="10.5pt" fo:letter-spacing="normal" fo:font-style="normal" fo:font-weight="normal"/>
    </style:style>
    <style:style style:name="P9" style:family="paragraph" style:parent-style-name="Table_20_Contents">
      <style:paragraph-properties fo:margin-left="0cm" fo:margin-right="0cm" fo:orphans="2" fo:widows="2" fo:text-indent="0cm" style:auto-text-indent="false"/>
      <style:text-properties style:font-name="Liberation Serif" fo:font-size="12pt" style:font-size-asian="12pt" style:font-size-complex="12pt"/>
    </style:style>
    <style:style style:name="P10" style:family="paragraph" style:parent-style-name="Title">
      <style:text-properties fo:font-size="24pt" style:font-size-asian="24pt" style:font-size-complex="24pt"/>
    </style:style>
    <style:style style:name="T1" style:family="text">
      <style:text-properties officeooo:rsid="001cda67"/>
    </style:style>
    <style:style style:name="T2" style:family="text">
      <style:text-properties officeooo:rsid="001d04ff"/>
    </style:style>
    <style:style style:name="T3" style:family="text">
      <style:text-properties style:font-name="sans-serif" fo:font-style="normal" fo:font-weight="normal"/>
    </style:style>
    <style:style style:name="T4" style:family="text">
      <style:text-properties style:font-name="sans-serif" fo:font-style="normal" fo:font-weight="normal" style:font-weight-asian="normal" style:font-weight-complex="normal"/>
    </style:style>
    <style:style style:name="T5" style:family="text">
      <style:text-properties style:font-name="sans-serif" fo:font-style="normal" fo:font-weight="normal" officeooo:rsid="001d04ff" style:font-weight-asian="normal" style:font-weight-complex="normal"/>
    </style:style>
    <style:style style:name="T6" style:family="text">
      <style:text-properties style:font-name="sans-serif" fo:font-style="normal" fo:font-weight="bold" style:font-weight-asian="bold" style:font-weight-complex="bold"/>
    </style:style>
    <style:style style:name="T7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8" style:family="text">
      <style:text-properties fo:font-variant="normal" fo:text-transform="none" fo:color="#222222" fo:font-size="10.5pt" fo:letter-spacing="normal" fo:font-style="normal" fo:font-weight="normal"/>
    </style:style>
    <style:style style:name="T9" style:family="text">
      <style:text-properties fo:font-variant="normal" fo:text-transform="none" fo:color="#222222" fo:letter-spacing="normal" fo:font-style="normal" fo:font-weight="normal"/>
    </style:style>
    <style:style style:name="T10" style:family="text">
      <style:text-properties fo:font-variant="normal" fo:text-transform="none" fo:color="#222222" style:font-name="Liberation Serif" fo:font-size="10.5pt" fo:letter-spacing="normal" fo:font-style="normal" fo:font-weight="normal"/>
    </style:style>
    <style:style style:name="T11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222222" style:font-name="Liberation Serif" fo:font-size="12pt" fo:letter-spacing="normal" fo:font-style="normal" fo:font-weight="normal" officeooo:rsid="001d7b63" style:font-size-asian="12pt" style:font-size-complex="12pt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1d04ff"/>
    </style:style>
    <style:style style:name="T15" style:family="text">
      <style:text-properties officeooo:rsid="001d7b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0">Evolution and Changes of <text:span text:style-name="T15">B</text:span>eagle back Bone Board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/>
            <text:p text:style-name="P7">Revision</text:p>
          </table:table-cell>
          <table:table-cell table:style-name="Table1.A1" office:value-type="string">
            <text:p text:style-name="P1"/>
            <text:p text:style-name="P7">Additions(differences)</text:p>
            <text:p text:style-name="P1"/>
          </table:table-cell>
        </table:table-row>
        <table:table-row>
          <table:table-cell table:style-name="Table1.A1" office:value-type="string">
            <text:p text:style-name="P1">A4</text:p>
          </table:table-cell>
          <table:table-cell table:style-name="Table1.A1" office:value-type="string">
            <text:p text:style-name="Table_20_Contents">Preliminary</text:p>
          </table:table-cell>
        </table:table-row>
        <table:table-row>
          <table:table-cell table:style-name="Table1.A1" office:value-type="string">
            <text:p text:style-name="P4">A4A</text:p>
          </table:table-cell>
          <table:table-cell table:style-name="Table1.A1" office:value-type="string">
            <text:p text:style-name="P8">Incorporated the capacitors to fix the noise issue on the display</text:p>
          </table:table-cell>
        </table:table-row>
        <table:table-row>
          <table:table-cell table:style-name="Table1.A1" office:value-type="string">
            <text:p text:style-name="P4">A4B</text:p>
            <text:p text:style-name="P4"/>
          </table:table-cell>
          <table:table-cell table:style-name="Table1.A1" office:value-type="string">
            <text:p text:style-name="P8">Added a 100K pull down resistor between pins 1 and 4 of J1 to fix the serial port issue</text:p>
          </table:table-cell>
        </table:table-row>
        <table:table-row>
          <table:table-cell table:style-name="Table1.A1" office:value-type="string">
            <text:p text:style-name="P1">A5.1</text:p>
          </table:table-cell>
          <table:table-cell table:style-name="Table1.A1" office:value-type="string">
            <text:p text:style-name="P1">1.Added information on Power button and the battery access</text:p>
            <text:p text:style-name="P1">points</text:p>
            <text:p text:style-name="P1">2.Final production released version.</text:p>
          </table:table-cell>
        </table:table-row>
        <table:table-row>
          <table:table-cell table:style-name="Table1.A1" office:value-type="string">
            <text:p text:style-name="P1">A5.2</text:p>
          </table:table-cell>
          <table:table-cell table:style-name="Table1.A1" office:value-type="string">
            <text:p text:style-name="Table_20_Contents"><text:span text:style-name="T13">1) Updated the PCB to incorporate the modification that was being done on Rev A5A. There is NO </text:span><text:span text:style-name="T14">difference</text:span><text:span text:style-name="T13"> </text:span><text:span text:style-name="T14">at</text:span><text:span text:style-name="T13"> </text:span><text:span text:style-name="T14">all</text:span><text:span text:style-name="T13"> in functionality between REV A5A and REV A5B.<text:line-break/>2) Made the LEDs dimmer for those that could not sleep due to the brightness of the LEDs.</text:span></text:p>
          </table:table-cell>
        </table:table-row>
        <table:table-row>
          <table:table-cell table:style-name="Table1.A1" office:value-type="string">
            <text:p text:style-name="Table_20_Contents">A5.3</text:p>
          </table:table-cell>
          <table:table-cell table:style-name="Table1.A1" office:value-type="string">
            <text:p text:style-name="Table_20_Contents">1. Updated serial number locations.</text:p>
            <text:p text:style-name="Table_20_Contents">2. Corrected the feature table for 4 UARTS</text:p>
            <text:p text:style-name="Table_20_Contents">3. Corrected eMMC pin table to match other tables in the manual.</text:p>
          </table:table-cell>
        </table:table-row>
        <table:table-row>
          <table:table-cell table:style-name="Table1.A1" office:value-type="string">
            <text:p text:style-name="Table_20_Contents">A5.4</text:p>
          </table:table-cell>
          <table:table-cell table:style-name="Table1.A1" office:value-type="string">
            <text:p text:style-name="Table_20_Contents">1. Corrected revision listed in section 2. Rev A5A is the initial</text:p>
            <text:p text:style-name="Table_20_Contents">production release.</text:p>
            <text:p text:style-name="Table_20_Contents">2. Added all the locations of the serial numbers</text:p>
            <text:p text:style-name="Table_20_Contents">3. Made additions to the compatibility list.</text:p>
            <text:p text:style-name="Table_20_Contents">4. Corrected Table 7 for LED GPIO pins.</text:p>
            <text:p text:style-name="Table_20_Contents">5. Fixed several typos.</text:p>
            <text:p text:style-name="Table_20_Contents">6. Added some additional information about LDOs and Step-Down converters.</text:p>
            <text:p text:style-name="Table_20_Contents">7. Added short section on HDMI.</text:p>
          </table:table-cell>
        </table:table-row>
        <table:table-row>
          <table:table-cell table:style-name="Table1.A1" office:value-type="string">
            <text:p text:style-name="Table_20_Contents">A5.5</text:p>
          </table:table-cell>
          <table:table-cell table:style-name="Table1.A1" office:value-type="string">
            <text:p text:style-name="Table_20_Contents">1. Release of the A5B version.</text:p>
            <text:p text:style-name="Table_20_Contents">2. The LEDS were dimmed by changing the resistors.</text:p>
            <text:p text:style-name="Table_20_Contents">3. The serial termination mode was incorporated into the PCB.</text:p>
          </table:table-cell>
        </table:table-row>
        <table:table-row>
          <table:table-cell table:style-name="Table1.A1" office:value-type="string">
            <text:p text:style-name="Table_20_Contents">A5.6</text:p>
          </table:table-cell>
          <table:table-cell table:style-name="Table1.A1" office:value-type="string">
            <text:p text:style-name="Table_20_Contents">1. Added information on Rev A5C</text:p>
            <text:p text:style-name="Table_20_Contents">2. Added PRU/ICSS options to tables for P8 and P9.</text:p>
            <text:p text:style-name="Table_20_Contents">3. Added section on USB Host</text:p>
            <text:p text:style-name="Table_20_Contents">4. Correct modes on Table 15.</text:p>
            <text:p text:style-name="Table_20_Contents">5. Fixed a few typos</text:p>
          </table:table-cell>
        </table:table-row>
        <table:table-row>
          <table:table-cell table:style-name="Table1.A1" office:value-type="string">
            <text:p text:style-name="Table_20_Contents">A5.7</text:p>
          </table:table-cell>
          <table:table-cell table:style-name="Table1.A1" office:value-type="string">
            <text:p text:style-name="Table_20_Contents">1. Updated assembly revision to A6.</text:p>
            <text:p text:style-name="Table_20_Contents">2. PCB change to add buffer to the reset line and ground the oscillator GND pin.</text:p>
            <text:p text:style-name="Table_20_Contents">3. Added resistor on PCB for connection of OSC_GND to board GND.</text:p>
          </table:table-cell>
        </table:table-row>
        <table:table-row>
          <table:table-cell table:style-name="Table1.A1" office:value-type="string">
            <text:p text:style-name="Table_20_Contents">A6</text:p>
          </table:table-cell>
          <table:table-cell table:style-name="Table1.A1" office:value-type="string">
            <text:p text:style-name="P2">1. Added changes for rev A6 that covered fixing of the link LED, JTAG Reset, and DHCP issue. </text:p>
            <text:p text:style-name="P2">2. Added PRU information and two additional signals for the PRU. </text:p>
            <text:p text:style-name="P2">3. Added write protection to EEPROM.</text:p>
            <text:p text:style-name="P2"><text:soft-page-break/><text:span text:style-name="T1">4. </text:span>Fixed numbering of subsections in Section 7.0</text:p>
            <text:p text:style-name="P3"><text:span text:style-name="T1">5.</text:span>Fixed error in Table 9 pin 23Mode 1 should be MMC1_DAT4. </text:p>
            <text:p text:style-name="P3"><text:span text:style-name="T2">6</text:span>. Updated Table 7 to show the revision number in the EEPROM matches the revision of the board. </text:p>
            <text:p text:style-name="P3"><text:span text:style-name="T2">7</text:span>. Corrected various typos. </text:p>
            <text:p text:style-name="P3"><text:span text:style-name="T2">8</text:span>. Updated Battery Interface section to accurately document the LDO dropout at 200mV. </text:p>
            <text:p text:style-name="P3"><text:span text:style-name="T2">9</text:span>. Added SW Support section.</text:p>
          </table:table-cell>
        </table:table-row>
        <table:table-row>
          <table:table-cell table:style-name="Table1.A1" office:value-type="string">
            <text:p text:style-name="Table_20_Contents">A6A</text:p>
          </table:table-cell>
          <table:table-cell table:style-name="Table1.A1" office:value-type="string">
            <text:p text:style-name="P9"><text:span text:style-name="T9">1) Added optional zero ohm resistor to tie GND_OSC1 to system ground.</text:span><text:line-break/><text:span text:style-name="T9">2) Changed C106 to a 1uF capacitor.</text:span><text:line-break/><text:span text:style-name="T9">3) Changed C24 to a 2.2uF capacitor.</text:span></text:p>
          </table:table-cell>
        </table:table-row>
        <table:table-row>
          <table:table-cell table:style-name="Table1.A1" office:value-type="string">
            <text:p text:style-name="P4">B</text:p>
          </table:table-cell>
          <table:table-cell table:style-name="Table1.A1" office:value-type="string">
            <text:p text:style-name="Table_20_Contents"><text:span text:style-name="T2">1.</text:span>Changed the processor to the AM3358BZCZ</text:p>
            <text:p text:style-name="P3"><text:span text:style-name="T2">2.</text:span><text:span text:style-name="T11">No changes in features or operation of the board resulted from this change.</text:span></text:p>
          </table:table-cell>
        </table:table-row>
        <table:table-row>
          <table:table-cell table:style-name="Table1.A1" office:value-type="string">
            <text:p text:style-name="P5">C</text:p>
          </table:table-cell>
          <table:table-cell table:style-name="Table1.A1" office:value-type="string">
            <text:p text:style-name="P6"><text:span text:style-name="T15">1.</text:span><text:span text:style-name="T11">This revision increase</text:span><text:span text:style-name="T12">d </text:span><text:span text:style-name="T11">the eMMC from 2GB to 4GB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17:33:01.718495666</meta:creation-date>
    <dc:date>2020-10-27T18:00:43.393772379</dc:date>
    <meta:editing-duration>PT6M50S</meta:editing-duration>
    <meta:editing-cycles>2</meta:editing-cycles>
    <meta:generator>LibreOffice/6.4.5.2$Linux_X86_64 LibreOffice_project/40$Build-2</meta:generator>
    <meta:document-statistic meta:table-count="1" meta:image-count="0" meta:object-count="0" meta:page-count="2" meta:paragraph-count="59" meta:word-count="439" meta:character-count="2441" meta:non-whitespace-character-count="2055"/>
  </office:meta>
</office:document-meta>
</file>